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7000002301EA57FAB3DE849C8.png" manifest:media-type="image/png"/>
  <manifest:file-entry manifest:full-path="Pictures/10000201000000480000005AE90E1D5289170229.png" manifest:media-type="image/png"/>
  <manifest:file-entry manifest:full-path="Pictures/10000201000000E7000000A723792A47D95012D9.png" manifest:media-type="image/png"/>
  <manifest:file-entry manifest:full-path="Pictures/10000201000003CC00000067A1EF8B20201872D6.png" manifest:media-type="image/png"/>
  <manifest:file-entry manifest:full-path="Pictures/100002010000043300000075150A59AABA44AAB2.png" manifest:media-type="image/png"/>
  <manifest:file-entry manifest:full-path="Pictures/100002010000017E000000B2A2900726A1D126F1.png" manifest:media-type="image/png"/>
  <manifest:file-entry manifest:full-path="Pictures/10000201000000800000005252763A0DB25F3897.png" manifest:media-type="image/png"/>
  <manifest:file-entry manifest:full-path="Pictures/100002010000019B000001E880CE966257468023.png" manifest:media-type="image/png"/>
  <manifest:file-entry manifest:full-path="Pictures/10000201000002F2000002BEEFE7DDD5935D0526.png" manifest:media-type="image/png"/>
  <manifest:file-entry manifest:full-path="Pictures/100002010000040300000248A3AB9C12646B2544.png" manifest:media-type="image/png"/>
  <manifest:file-entry manifest:full-path="Pictures/100002010000071300000209E1A9E4A535A566FB.png" manifest:media-type="image/png"/>
  <manifest:file-entry manifest:full-path="Pictures/100002010000032D0000009D8F5CE316A45A3C90.png" manifest:media-type="image/png"/>
  <manifest:file-entry manifest:full-path="Pictures/100002010000014000000113F765F29A06CC6DB3.png" manifest:media-type="image/png"/>
  <manifest:file-entry manifest:full-path="Pictures/1000020100000157000000752CEB13D102BFEE58.png" manifest:media-type="image/png"/>
  <manifest:file-entry manifest:full-path="Pictures/100002010000032B00000086B0C8FD26301E6B1A.png" manifest:media-type="image/png"/>
  <manifest:file-entry manifest:full-path="Pictures/1000020100000107000000ED0C77F6593B87A8CD.png" manifest:media-type="image/png"/>
  <manifest:file-entry manifest:full-path="Pictures/10000201000000E7000000A79D380716F5408373.png" manifest:media-type="image/png"/>
  <manifest:file-entry manifest:full-path="Pictures/100002010000008D0000009CF246908884409674.png" manifest:media-type="image/png"/>
  <manifest:file-entry manifest:full-path="Pictures/100002010000032B00000086CAD0621A4BE0730C.png" manifest:media-type="image/png"/>
  <manifest:file-entry manifest:full-path="Pictures/10000201000004740000027E97BF8F2A0805D44E.png" manifest:media-type="image/png"/>
  <manifest:file-entry manifest:full-path="Pictures/100002010000038E000002D8A83417BD2B23EBD0.png" manifest:media-type="image/png"/>
  <manifest:file-entry manifest:full-path="Pictures/1000020100000614000000AB177E16CE41333A40.png" manifest:media-type="image/png"/>
  <manifest:file-entry manifest:full-path="Pictures/1000020100000280000001A2401834828C72D74E.png" manifest:media-type="image/png"/>
  <manifest:file-entry manifest:full-path="Pictures/100002010000008D000000821DA6C45490268579.png" manifest:media-type="image/png"/>
  <manifest:file-entry manifest:full-path="Pictures/10000201000000610000005C5DF5AD5EBA62831D.png" manifest:media-type="image/png"/>
  <manifest:file-entry manifest:full-path="Pictures/1000020100000104000000CAE918577C19B0E3BC.png" manifest:media-type="image/png"/>
  <manifest:file-entry manifest:full-path="Pictures/1000020100000094000000A883491E7F6895B18F.png" manifest:media-type="image/png"/>
  <manifest:file-entry manifest:full-path="Pictures/100002010000032D0000009DA2440E1F0E24F9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04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05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06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4cm, 2.9cm, 0cm, 0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15cm, 0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4cm, 2.9cm, 0cm, 10.999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15cm, 11.692cm)" draw:image-opacity="100%" style:mirror="none"/>
    </style:style>
    <style:style style:name="gr111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12" style:family="graphic" style:parent-style-name="standard">
      <style:graphic-properties svg:stroke-width="0.388cm" svg:stroke-color="#000000" draw:marker-start-width="0.777cm" draw:marker-end-width="0.777cm" draw:fill="solid" draw:fill-color="#b85c00" draw:opacity="15%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13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4cm"/>
    </style:style>
    <style:style style:name="gr11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4cm" fo:min-width="3.31cm"/>
    </style:style>
    <style:style style:name="gr11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18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26cm" fo:min-width="5.556cm" fo:padding-top="0.21cm" fo:padding-bottom="0.21cm" fo:padding-left="0.335cm" fo:padding-right="0.335cm"/>
      <style:paragraph-properties style:writing-mode="lr-tb"/>
    </style:style>
    <style:style style:name="gr119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28cm" fo:min-width="5.658cm" fo:padding-top="0.159cm" fo:padding-bottom="0.159cm" fo:padding-left="0.284cm" fo:padding-right="0.284cm"/>
      <style:paragraph-properties style:writing-mode="lr-tb"/>
    </style:style>
    <style:style style:name="gr12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681cm" fo:min-width="5.562cm" fo:padding-top="0.21cm" fo:padding-bottom="0.21cm" fo:padding-left="0.335cm" fo:padding-right="0.335cm"/>
      <style:paragraph-properties style:writing-mode="lr-tb"/>
    </style:style>
    <style:style style:name="gr12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783cm" fo:min-width="5.664cm" fo:padding-top="0.159cm" fo:padding-bottom="0.159cm" fo:padding-left="0.284cm" fo:padding-right="0.284cm"/>
      <style:paragraph-properties style:writing-mode="lr-tb"/>
    </style:style>
    <style:style style:name="gr122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2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124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126" style:family="graphic" style:parent-style-name="standard">
      <style:graphic-properties draw:stroke="none" draw:fill="none" fo:min-height="0.713cm"/>
      <style:paragraph-properties style:writing-mode="lr-tb"/>
    </style:style>
    <style:style style:name="gr127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28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12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0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32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8.106cm" fo:min-width="15.73cm" fo:padding-top="0.21cm" fo:padding-bottom="0.21cm" fo:padding-left="0.335cm" fo:padding-right="0.335cm"/>
      <style:paragraph-properties style:writing-mode="lr-tb"/>
    </style:style>
    <style:style style:name="gr133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134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135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3.712cm" fo:min-width="0cm"/>
    </style:style>
    <style:style style:name="gr1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solid" draw:fill-color="#b85c00" draw:opacity="15%"/>
      <style:paragraph-properties fo:text-align="center" style:writing-mode="lr-tb"/>
    </style:style>
    <style:style style:name="P39" style:family="paragraph">
      <loext:graphic-properties draw:fill="gradient" draw:fill-color="#dddddd" draw:fill-gradient-name="Gradient_20_51" draw:opacity="100%"/>
      <style:paragraph-properties fo:text-align="center"/>
    </style:style>
    <style:style style:name="P40" style:family="paragraph">
      <loext:graphic-properties draw:fill="solid" draw:fill-color="#000000" draw:opacity="100%"/>
      <style:paragraph-properties fo:text-align="center"/>
    </style:style>
    <style:style style:name="P41" style:family="paragraph">
      <loext:graphic-properties draw:fill-color="#666666" draw:opacity="65%"/>
      <style:paragraph-properties fo:text-align="center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-color="#dddddd"/>
      <style:paragraph-properties fo:text-align="center"/>
    </style:style>
    <style:style style:name="P44" style:family="paragraph"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fo:text-align="center"/>
    </style:style>
    <style:style style:name="P47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144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74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3.027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66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66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g>
          <draw:custom-shape draw:style-name="gr77" draw:text-style-name="P30" draw:layer="layout" svg:width="9.804cm" svg:height="12.14cm" svg:x="1.734cm" svg:y="4.725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1" draw:layer="layout" svg:width="7.671cm" svg:height="12.14cm" svg:x="11.529cm" svg:y="4.725cm">
            <text:p/>
            <draw:enhanced-geometry svg:viewBox="0 0 21600 21600" draw:type="rectangle" draw:enhanced-path="M 0 0 L 21600 0 21600 21600 0 21600 0 0 Z N"/>
          </draw:custom-shape>
          <draw:line draw:style-name="gr79" draw:text-style-name="P7" draw:layer="layout" svg:x1="11.539cm" svg:y1="16.866cm" svg:x2="11.539cm" svg:y2="4.724cm">
            <text:p/>
          </draw:line>
          <draw:line draw:style-name="gr79" draw:text-style-name="P7" draw:layer="layout" svg:x1="19.196cm" svg:y1="16.865cm" svg:x2="19.196cm" svg:y2="4.725cm">
            <text:p/>
          </draw:line>
          <draw:custom-shape draw:style-name="gr80" draw:text-style-name="P32" draw:layer="layout" svg:width="29.362cm" svg:height="12.141cm" svg:x="1.728cm" svg:y="4.7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57" draw:text-style-name="P18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66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0.461cm" svg:y="15.135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2.65cm" svg:y="15.214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0.557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277cm" svg:y1="6.33cm" svg:x2="17.2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3" draw:text-style-name="P18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87cm" svg:height="0.785cm" svg:x="0.442cm" svg:y="11.664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66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0.761cm" svg:y="14.612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3.15cm" svg:y="14.391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0.857cm" svg:y="12.823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line draw:style-name="gr29" draw:text-style-name="P17" draw:layer="layout" svg:x1="16.844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313cm 10.978cm)">
          <draw:text-box>
            <text:p><text:span text:style-name="T3">Phase shifter</text:span></text:p>
          </draw:text-box>
        </draw:frame>
        <draw:line draw:style-name="gr27" draw:text-style-name="P17" draw:layer="layout" svg:x1="2.816cm" svg:y1="12.562cm" svg:x2="9.478cm" svg:y2="12.562cm">
          <text:p/>
        </draw:line>
        <draw:line draw:style-name="gr34" draw:text-style-name="P17" draw:layer="layout" svg:x1="5.659cm" svg:y1="9.739cm" svg:x2="9.802cm" svg:y2="9.739cm">
          <text:p/>
        </draw:line>
        <draw:frame draw:style-name="gr66" draw:text-style-name="P1" draw:layer="layout" svg:width="1.068cm" svg:height="0.878cm" svg:x="17.5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7.277cm" svg:y="5.918cm">
          <text:p/>
          <draw:enhanced-geometry svg:viewBox="0 0 21600 21600" draw:type="rectangle" draw:enhanced-path="M 0 0 L 21600 0 21600 21600 0 21600 0 0 Z N"/>
        </draw:custom-shape>
        <draw:frame draw:style-name="gr104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05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6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7" draw:text-style-name="P1" draw:layer="layout" svg:width="5.484cm" svg:height="1.327cm" svg:x="17.449cm" svg:y="8.523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08" draw:text-style-name="P1" draw:layer="layout" svg:width="6.12cm" svg:height="1.125cm" svg:x="17.364cm" svg:y="11.352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09" draw:text-style-name="P1" draw:layer="layout" svg:width="3.072cm" svg:height="1.327cm" svg:x="5.772cm" svg:y="8.504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10" draw:text-style-name="P1" draw:layer="layout" svg:width="3.556cm" svg:height="1.125cm" svg:x="5.85cm" svg:y="11.353cm">
          <draw:image xlink:href="Pictures/1000020100000527000002301EA57FAB3DE849C8.png" xlink:type="simple" xlink:show="embed" xlink:actuate="onLoad" loext:mime-type="image/png">
            <text:p/>
          </draw:image>
        </draw:frame>
        <draw:line draw:style-name="gr111" draw:text-style-name="P3" draw:layer="layout" svg:x1="0.645cm" svg:y1="12.562cm" svg:x2="2.575cm" svg:y2="12.563cm">
          <text:p/>
        </draw:line>
      </draw:page>
      <draw:page draw:name="page13" draw:style-name="dp1" draw:master-page-name="Default">
        <draw:custom-shape draw:style-name="gr112" draw:text-style-name="P38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3" draw:text-style-name="P39" draw:layer="layout" svg:width="15.238cm" svg:height="5.892cm" draw:transform="skewX (2.07413593384466E-017) rotate (2.96705972839036) translate (23.273cm 15.00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4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4" draw:text-style-name="P3" draw:layer="layout" svg:x1="12.816cm" svg:y1="9.785cm" svg:x2="23.214cm" svg:y2="9.785cm">
          <text:p/>
        </draw:line>
        <draw:line draw:style-name="gr115" draw:text-style-name="P3" draw:layer="layout" svg:x1="19.827cm" svg:y1="11.797cm" svg:x2="23.314cm" svg:y2="9.786cm">
          <text:p/>
        </draw:line>
        <draw:line draw:style-name="gr115" draw:text-style-name="P3" draw:layer="layout" svg:x1="23.15cm" svg:y1="9.785cm" svg:x2="28.29cm" svg:y2="9.785cm">
          <text:p/>
        </draw:line>
        <draw:line draw:style-name="gr115" draw:text-style-name="P3" draw:layer="layout" svg:x1="1.896cm" svg:y1="11.796cm" svg:x2="19.727cm" svg:y2="11.797cm">
          <text:p/>
        </draw:line>
        <draw:g>
          <draw:custom-shape draw:style-name="gr116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6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9.569cm 12.72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2.637cm 10.589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11" draw:id="id11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3" draw:id="id13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8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16" draw:id="id16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0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2" draw:text-style-name="P41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17" draw:id="id17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9" draw:id="id19" draw:layer="layout" svg:width="0.049cm" svg:height="0.049cm" svg:x="19.251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23" draw:text-style-name="P21" draw:layer="layout" svg:width="0.305cm" svg:height="4.674cm" draw:transform="rotate (-0.0872664625997166) translate (10.636cm 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7" draw:layer="layout" draw:type="curve" svg:x1="16.902cm" svg:y1="9.152cm" svg:x2="18.035cm" svg:y2="8.444cm" draw:start-shape="id11" draw:start-glue-point="10" draw:end-shape="id12" draw:end-glue-point="3" svg:d="M16902 9152c850 0 284-708 1133-708" svg:viewBox="0 0 1134 709">
          <text:p/>
        </draw:connector>
        <draw:connector draw:style-name="gr124" draw:text-style-name="P7" draw:layer="layout" draw:type="curve" svg:x1="20.006cm" svg:y1="9.771cm" svg:x2="19.727cm" svg:y2="8.444cm" draw:start-shape="id13" draw:start-glue-point="4" draw:end-shape="id12" draw:end-glue-point="1" svg:d="M20006 9771c0-885-93-1327-279-1327" svg:viewBox="0 0 280 1328">
          <text:p/>
        </draw:connector>
        <draw:custom-shape draw:style-name="gr82" draw:text-style-name="P26" xml:id="id14" draw:id="id14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xml:id="id12" draw:id="id12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15" draw:id="id15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4" draw:text-style-name="P7" draw:layer="layout" draw:type="curve" svg:x1="12.456cm" svg:y1="12.048cm" svg:x2="12.836cm" svg:y2="13.145cm" draw:start-shape="id14" draw:start-glue-point="8" draw:end-shape="id15" draw:end-glue-point="3" svg:d="M12456 12048c0 732 126 1097 380 1097" svg:viewBox="0 0 381 1098">
          <text:p/>
        </draw:connector>
        <draw:connector draw:style-name="gr124" draw:text-style-name="P7" draw:layer="layout" draw:type="curve" svg:x1="15.682cm" svg:y1="12.397cm" svg:x2="14.528cm" svg:y2="13.145cm" draw:start-shape="id16" draw:start-glue-point="6" draw:end-shape="id15" draw:end-glue-point="1" svg:d="M15682 12397c-867 0-290 748-1154 748" svg:viewBox="0 0 1155 749">
          <text:p/>
        </draw:connector>
        <draw:frame draw:style-name="gr1" draw:text-style-name="P1" xml:id="id18" draw:id="id18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5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42" draw:layer="layout" svg:width="1.603cm" svg:height="0.963cm" svg:x="15.628cm" svg:y="4.562cm">
          <draw:text-box>
            <text:p><text:span text:style-name="T5">+ <text:s/>−</text:span></text:p>
          </draw:text-box>
        </draw:frame>
        <draw:connector draw:style-name="gr127" draw:text-style-name="P7" draw:layer="layout" draw:type="curve" svg:x1="13.515cm" svg:y1="6.061cm" svg:x2="15.413cm" svg:y2="5.043cm" draw:start-shape="id17" draw:start-glue-point="10" draw:end-shape="id18" draw:end-glue-point="3" svg:d="M13515 6061c1425 0 476-1018 1898-1018" svg:viewBox="0 0 1899 1019">
          <text:p/>
        </draw:connector>
        <draw:connector draw:style-name="gr127" draw:text-style-name="P7" draw:layer="layout" draw:type="curve" svg:x1="19.252cm" svg:y1="6.049cm" svg:x2="17.445cm" svg:y2="5.043cm" draw:start-shape="id19" draw:start-glue-point="10" draw:end-shape="id18" draw:end-glue-point="1" svg:d="M19252 6049c-1356 0-453-1006-1807-1006" svg:viewBox="0 0 1808 1007">
          <text:p/>
        </draw:connector>
        <draw:line draw:style-name="gr111" draw:text-style-name="P3" draw:layer="layout" svg:x1="1.897cm" svg:y1="11.798cm" svg:x2="6.926cm" svg:y2="11.799cm">
          <text:p/>
        </draw:line>
        <draw:custom-shape draw:style-name="gr128" draw:text-style-name="P43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5" draw:layer="layout" svg:width="0.822cm" svg:height="0.822cm" svg:x="3.053cm" svg:y="10.94cm">
          <text:p text:style-name="P4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5" draw:layer="layout" svg:width="0.822cm" svg:height="0.822cm" svg:x="10.376cm" svg:y="8.363cm">
          <text:p text:style-name="P4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5" draw:layer="layout" svg:width="0.822cm" svg:height="0.822cm" svg:x="15.87cm" svg:y="10.385cm">
          <text:p text:style-name="P4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5" draw:layer="layout" svg:width="0.822cm" svg:height="0.822cm" svg:x="10.971cm" svg:y="12.286cm">
          <text:p text:style-name="P4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5" draw:layer="layout" svg:width="0.822cm" svg:height="0.822cm" svg:x="9.277cm" svg:y="14.064cm">
          <text:p text:style-name="P4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0.822cm" svg:height="0.822cm" svg:x="28.472cm" svg:y="9.354cm">
          <text:p text:style-name="P4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31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5" draw:layer="layout" svg:width="0.822cm" svg:height="0.822cm" svg:x="7.191cm" svg:y="12.441cm">
          <text:p text:style-name="P4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frame draw:style-name="gr1" draw:text-style-name="P1" draw:layer="layout" svg:width="1.065cm" svg:height="0.769cm" svg:x="6.295cm" svg:y="10.894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112" draw:text-style-name="P38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33" draw:text-style-name="P39" draw:layer="layout" svg:width="15.238cm" svg:height="5.892cm" draw:transform="skewX (2.07413593384466E-017) rotate (2.96705972839036) translate (23.273cm 15.00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4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4" draw:text-style-name="P3" draw:layer="layout" svg:x1="12.816cm" svg:y1="9.785cm" svg:x2="23.214cm" svg:y2="9.785cm">
          <text:p/>
        </draw:line>
        <draw:line draw:style-name="gr115" draw:text-style-name="P3" draw:layer="layout" svg:x1="19.827cm" svg:y1="11.797cm" svg:x2="23.314cm" svg:y2="9.786cm">
          <text:p/>
        </draw:line>
        <draw:line draw:style-name="gr115" draw:text-style-name="P3" draw:layer="layout" svg:x1="23.15cm" svg:y1="9.785cm" svg:x2="28.29cm" svg:y2="9.785cm">
          <text:p/>
        </draw:line>
        <draw:line draw:style-name="gr115" draw:text-style-name="P3" draw:layer="layout" svg:x1="1.896cm" svg:y1="11.796cm" svg:x2="19.727cm" svg:y2="11.797cm">
          <text:p/>
        </draw:line>
        <draw:g>
          <draw:custom-shape draw:style-name="gr134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4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9.569cm 12.72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2.637cm 10.589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20" draw:id="id20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1" draw:id="id21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8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23" draw:id="id23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0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2" draw:text-style-name="P41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24" draw:id="id24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6" draw:id="id26" draw:layer="layout" svg:width="0.049cm" svg:height="0.049cm" svg:x="19.251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35" draw:text-style-name="P21" xml:id="id28" draw:id="id28" draw:layer="layout" svg:width="0.305cm" svg:height="3.962cm" draw:transform="rotate (-0.0872664625997166) translate (10.605cm 9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7" draw:layer="layout" draw:type="curve" svg:x1="16.902cm" svg:y1="9.152cm" svg:x2="18.035cm" svg:y2="8.444cm" draw:start-shape="id20" draw:start-glue-point="10" svg:d="M16902 9152c1225 0 659-708 1133-708" svg:viewBox="0 0 1134 709">
          <text:p/>
        </draw:connector>
        <draw:connector draw:style-name="gr124" draw:text-style-name="P7" draw:layer="layout" draw:type="curve" svg:x1="20.006cm" svg:y1="9.771cm" svg:x2="19.727cm" svg:y2="8.444cm" draw:start-shape="id21" draw:start-glue-point="4" svg:d="M20006 9771c0-1371-279-708-279-1327" svg:viewBox="0 0 280 1328">
          <text:p/>
        </draw:connector>
        <draw:custom-shape draw:style-name="gr82" draw:text-style-name="P26" xml:id="id22" draw:id="id22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4" draw:text-style-name="P7" draw:layer="layout" draw:type="curve" svg:x1="12.456cm" svg:y1="12.048cm" svg:x2="12.836cm" svg:y2="13.145cm" draw:start-shape="id22" draw:start-glue-point="8" svg:d="M12456 12048c0 1198 380 650 380 1097" svg:viewBox="0 0 381 1098">
          <text:p/>
        </draw:connector>
        <draw:connector draw:style-name="gr124" draw:text-style-name="P7" draw:layer="layout" draw:type="curve" svg:x1="15.682cm" svg:y1="12.397cm" svg:x2="14.528cm" svg:y2="13.145cm" draw:start-shape="id23" draw:start-glue-point="6" svg:d="M15682 12397c-1242 0-665 748-1154 748" svg:viewBox="0 0 1155 749">
          <text:p/>
        </draw:connector>
        <draw:frame draw:style-name="gr1" draw:text-style-name="P1" xml:id="id25" draw:id="id25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5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42" draw:layer="layout" svg:width="1.603cm" svg:height="0.963cm" svg:x="15.628cm" svg:y="4.562cm">
          <draw:text-box>
            <text:p><text:span text:style-name="T5">+ <text:s/>−</text:span></text:p>
          </draw:text-box>
        </draw:frame>
        <draw:connector draw:style-name="gr127" draw:text-style-name="P7" draw:layer="layout" draw:type="curve" svg:x1="13.515cm" svg:y1="6.061cm" svg:x2="15.413cm" svg:y2="5.043cm" draw:start-shape="id24" draw:start-glue-point="10" draw:end-shape="id25" draw:end-glue-point="3" svg:d="M13515 6061c1425 0 476-1018 1898-1018" svg:viewBox="0 0 1899 1019">
          <text:p/>
        </draw:connector>
        <draw:connector draw:style-name="gr127" draw:text-style-name="P7" draw:layer="layout" draw:type="curve" svg:x1="19.252cm" svg:y1="6.049cm" svg:x2="17.445cm" svg:y2="5.043cm" draw:start-shape="id26" draw:start-glue-point="10" draw:end-shape="id25" draw:end-glue-point="1" svg:d="M19252 6049c-1356 0-453-1006-1807-1006" svg:viewBox="0 0 1808 1007">
          <text:p/>
        </draw:connector>
        <draw:line draw:style-name="gr111" draw:text-style-name="P3" draw:layer="layout" svg:x1="1.497cm" svg:y1="11.798cm" svg:x2="6.526cm" svg:y2="11.799cm">
          <text:p/>
        </draw:line>
        <draw:custom-shape draw:style-name="gr128" draw:text-style-name="P43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31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46" draw:layer="layout" svg:width="3.146cm" svg:height="1.673cm" svg:x="1.909cm" svg:y="8.383cm">
          <draw:text-box>
            <text:p text:style-name="P26">Magnetic</text:p>
            <text:p text:style-name="P26">prism</text:p>
          </draw:text-box>
        </draw:frame>
        <draw:frame draw:style-name="gr137" draw:text-style-name="P47" draw:layer="layout" svg:width="3.529cm" svg:height="0.962cm" draw:transform="rotate (1.5707963267949) translate (6.482cm 10.573cm)">
          <draw:text-box>
            <text:p>Guide field</text:p>
          </draw:text-box>
        </draw:frame>
        <draw:frame draw:style-name="gr138" draw:text-style-name="P47" xml:id="id27" draw:id="id27" draw:layer="layout" svg:width="2.297cm" svg:height="1.673cm" svg:x="8.358cm" svg:y="6.653cm">
          <draw:text-box>
            <text:p>Phase</text:p>
            <text:p>shifter</text:p>
          </draw:text-box>
        </draw:frame>
        <draw:connector draw:style-name="gr139" draw:text-style-name="P7" draw:layer="layout" draw:type="line" svg:x1="9.506cm" svg:y1="8.326cm" svg:x2="10.756cm" svg:y2="9.403cm" draw:start-shape="id27" draw:start-glue-point="2" draw:end-shape="id28" draw:end-glue-point="0" svg:d="M9506 8326l1250 1077" svg:viewBox="0 0 1251 107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6-05T16:38:32.106446842</dc:date>
    <meta:editing-duration>P9DT22H9M40S</meta:editing-duration>
    <meta:editing-cycles>136</meta:editing-cycles>
    <meta:generator>LibreOffice/6.4.7.2$Linux_X86_64 LibreOffice_project/40$Build-2</meta:generator>
    <meta:document-statistic meta:object-count="617"/>
  </office:meta>
</office:document-meta>
</file>